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35H10M10.533051S" calcext:value-type="time">
            <text:p>1035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4H08M53.842S" calcext:value-type="time">
            <text:p>04:08</text:p>
          </table:table-cell>
          <table:table-cell table:style-name="ce3"/>
          <table:table-cell office:value-type="string" calcext:value-type="string">
            <text:p>Hidden ches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20H28M47.994S" calcext:value-type="time">
            <text:p>20:2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07:39:55.4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3T11:55:58.306000000</dc:date>
    <meta:editing-duration>P45DT8H16M9S</meta:editing-duration>
    <meta:editing-cycles>1204</meta:editing-cycles>
    <meta:generator>LibreOffice/7.2.6.2$Windows_X86_64 LibreOffice_project/b0ec3a565991f7569a5a7f5d24fed7f52653d754</meta:generator>
    <meta:document-statistic meta:table-count="2" meta:cell-count="1495" meta:object-count="0"/>
  </office:meta>
</office:document-meta>
</file>